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 style:master-page-name="">
      <style:table-properties style:width="17cm" style:page-number="auto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3" style:family="table-row">
      <style:table-row-properties style:min-row-height="2.03cm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f355"/>
    </style:style>
    <style:style style:name="P2" style:family="paragraph" style:parent-style-name="Standard">
      <style:text-properties fo:font-weight="bold" officeooo:paragraph-rsid="000403f5" style:font-weight-asian="bold" style:font-weight-complex="bold"/>
    </style:style>
    <style:style style:name="P3" style:family="paragraph" style:parent-style-name="Standard">
      <style:text-properties fo:font-weight="bold" officeooo:paragraph-rsid="00056249" style:font-weight-asian="bold" style:font-weight-complex="bold"/>
    </style:style>
    <style:style style:name="P4" style:family="paragraph" style:parent-style-name="Standard">
      <style:text-properties fo:font-style="italic" officeooo:paragraph-rsid="0003f355" style:font-style-asian="italic" style:font-style-complex="italic"/>
    </style:style>
    <style:style style:name="P5" style:family="paragraph" style:parent-style-name="Standard">
      <style:text-properties officeooo:paragraph-rsid="00056249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paragraph-rsid="00056249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 style:list-style-name="L2">
      <style:text-properties officeooo:paragraph-rsid="00056249"/>
    </style:style>
    <style:style style:name="P9" style:family="paragraph" style:parent-style-name="Standard" style:list-style-name="L3">
      <style:text-properties officeooo:paragraph-rsid="00056249"/>
    </style:style>
    <style:style style:name="P10" style:family="paragraph" style:parent-style-name="Standard" style:list-style-name="L4">
      <style:text-properties officeooo:paragraph-rsid="00056249"/>
    </style:style>
    <style:style style:name="P11" style:family="paragraph" style:parent-style-name="Standard" style:list-style-name="L5">
      <style:text-properties officeooo:paragraph-rsid="00056249"/>
    </style:style>
    <style:style style:name="P12" style:family="paragraph" style:parent-style-name="Standard" style:list-style-name="L7">
      <style:text-properties officeooo:paragraph-rsid="00056249"/>
    </style:style>
    <style:style style:name="P13" style:family="paragraph" style:parent-style-name="Standard">
      <style:paragraph-properties fo:break-before="column"/>
      <style:text-properties officeooo:paragraph-rsid="0003f355"/>
    </style:style>
    <style:style style:name="P14" style:family="paragraph" style:parent-style-name="Table_20_Contents">
      <style:text-properties fo:font-weight="bold" officeooo:rsid="00056249" officeooo:paragraph-rsid="00056249" style:font-weight-asian="bold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4818*" fo:start-indent="0cm" fo:end-indent="0.249cm"/>
          <style:column style:rel-width="4820*" fo:start-indent="0.249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emat:</text:span> Zadania poezji i role poety. Zinterpretuj i porównaj podane teksty Czesława <text:tab/> <text:s/>Miłosza i Ernesta Brylla, uwzględniając wybrane konteksty literackie oraz ukształtowanie artystyczne obu tekstów.</text:p>
      <text:p text:style-name="P7"/>
      <text:section text:style-name="Sect1" text:name="Sekcja1">
        <text:p text:style-name="P1">Czesław Miłosz (1911-2004)</text:p>
        <text:p text:style-name="P1"/>
        <text:p text:style-name="P4">Który skrzywdziłeś</text:p>
        <text:p text:style-name="P1"/>
        <text:p text:style-name="P1">Który skrzywdziłeś człowieka prostego</text:p>
        <text:p text:style-name="P1">Śmiechem nad krzywdą jego wybuchając,</text:p>
        <text:p text:style-name="P1">Gromadę błaznów koło siebie mając</text:p>
        <text:p text:style-name="P1">Na pomieszanie dobrego i złego,</text:p>
        <text:p text:style-name="P1">Choćby przed tobą wszyscy się skłonili</text:p>
        <text:p text:style-name="P1">Cnotę i mądrość tobie przypisując,</text:p>
        <text:p text:style-name="P1">Złote medale na twoją cześć kując,</text:p>
        <text:p text:style-name="P1">Radzi że jeszcze jeden dzień przeżyli,</text:p>
        <text:p text:style-name="P1"/>
        <text:p text:style-name="P1">Nie bądź bezpieczny. Poeta pamięta</text:p>
        <text:p text:style-name="P1">Możesz go zabić - narodzi się nowy.</text:p>
        <text:p text:style-name="P1">Spisane będą czyny i rozmowy.</text:p>
        <text:p text:style-name="P1"/>
        <text:p text:style-name="P1">Lepszy dla ciebie byłby świt zimowy</text:p>
        <text:p text:style-name="P1">I sznur i gałąź pod ciężarem zgięta.</text:p>
        <text:p text:style-name="P1"/>
        <text:p text:style-name="P1"><text:span text:style-name="T2">Washington D.C., 1950 (Światło dzienne, 1953)</text:span></text:p>
        <text:p text:style-name="P13">Ernest Bryll (ur. 1935)</text:p>
        <text:p text:style-name="P1"/>
        <text:p text:style-name="P4">Ten, który…</text:p>
        <text:p text:style-name="P1"/>
        <text:p text:style-name="P1">Ten, który skrzywdził człowieka prostego</text:p>
        <text:p text:style-name="P1">Wynajdzie rymopisów, co wszystko wymażą</text:p>
        <text:p text:style-name="P1">i historyka w dowodach zręcznego</text:p>
        <text:p text:style-name="P1">Który wyrzeźbi dzieje z tak dostojną twarzą</text:p>
        <text:p text:style-name="P1">Jak nigdy w dziejach nie bywało.</text:p>
        <text:p text:style-name="P1">Ten, który zbrodnię czynił - byle wszystko cało</text:p>
        <text:p text:style-name="P1">Znajdzie w ciemności wieków swoją sprawiedliwość</text:p>
        <text:p text:style-name="P1">Chociaż siał burze, słodkie zbierze ziarno.</text:p>
        <text:p text:style-name="P1"/>
        <text:p text:style-name="P1">Takie jest doświadczenie. A my byśmy chcieli</text:p>
        <text:p text:style-name="P1">Aby się słowa poety lękano</text:p>
        <text:p text:style-name="P1">By imperatorowie w pomiętej pościeli</text:p>
        <text:p text:style-name="P1">Pocili się, myśleli - co o nich pisano</text:p>
        <text:p text:style-name="P1"/>
        <text:p text:style-name="P1">Takie jest doświadczenie, które zawsze znano</text:p>
        <text:p text:style-name="P1">I zawsze przeciw głupi poeci lecieli.</text:p>
        <text:p text:style-name="P1"/>
        <text:p text:style-name="P1"><text:span text:style-name="T2">Zwierzątko, 1975</text:span></text:p>
      </text:section>
      <text:p text:style-name="P2">I. Rozwinięcie tematu (22 pkt)</text:p>
      <text:p text:style-name="P2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3">Miłosz, <text:span text:style-name="T4">Który skrzywdziłeś</text:span></text:p>
          </table:table-cell>
          <table:table-cell table:style-name="Tabela1.B1" office:value-type="string">
            <text:p text:style-name="P3">Bryll, <text:span text:style-name="T4">Ten, który…</text:span></text:p>
          </table:table-cell>
        </table:table-row>
        <table:table-row>
          <table:table-cell table:style-name="Tabela1.A2" table:number-columns-spanned="2" office:value-type="string">
            <text:p text:style-name="P3">Kreacja podmiotu lirycznego</text:p>
          </table:table-cell>
          <table:covered-table-cell/>
        </table:table-row>
        <table:table-row table:style-name="Tabela1.3">
          <table:table-cell table:style-name="Tabela1.A7" office:value-type="string">
            <text:list xml:id="list2189302291" text:style-name="L1">
              <text:list-item>
                <text:p text:style-name="P6">pewny własnej wartości roli poeta;</text:p>
              </text:list-item>
              <text:list-item>
                <text:p text:style-name="P6">obserwator i krytyk piętnujący zło;</text:p>
              </text:list-item>
              <text:list-item>
                <text:p text:style-name="P6">osoba zaangażowana;</text:p>
              </text:list-item>
            </text:list>
          </table:table-cell>
          <table:table-cell table:style-name="Tabela1.B7" office:value-type="string">
            <text:list xml:id="list3526241778" text:style-name="L4">
              <text:list-item>
                <text:p text:style-name="P10">racjonalista odrzucający idealizowanie rzeczywistości;</text:p>
              </text:list-item>
              <text:list-item>
                <text:p text:style-name="P10">ironiczny, sarkastyczny krytyk;</text:p>
              </text:list-item>
              <text:list-item>
                <text:p text:style-name="P10">osoba zachowująca dystans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4">Adresat liryczny</text:p>
          </table:table-cell>
          <table:covered-table-cell/>
        </table:table-row>
        <table:table-row>
          <table:table-cell table:style-name="Tabela1.A7" office:value-type="string">
            <text:list xml:id="list368572017" text:style-name="L2">
              <text:list-item>
                <text:p text:style-name="P8">człowiek lekceważący człowieka i normy moralne;</text:p>
              </text:list-item>
              <text:list-item>
                <text:p text:style-name="P8">tyran, zadufany w sobie, pyszny i dumny władca;</text:p>
              </text:list-item>
            </text:list>
          </table:table-cell>
          <table:table-cell table:style-name="Tabela1.B7" office:value-type="string">
            <text:list xml:id="list3863609438" text:style-name="L5">
              <text:list-item>
                <text:p text:style-name="P11">retoryczne "my", czyli "wy" - podm. zdystansowany!</text:p>
              </text:list-item>
              <text:list-item>
                <text:p text:style-name="P11">ludzie naiwni, wierzący w ideały i sprawiedliwość;</text:p>
              </text:list-item>
            </text:list>
          </table:table-cell>
        </table:table-row>
        <table:table-row>
          <table:table-cell table:style-name="Tabela1.A2" table:number-columns-spanned="2" office:value-type="string">
            <text:p text:style-name="P14">Władca i społeczeństwo</text:p>
          </table:table-cell>
          <table:covered-table-cell/>
        </table:table-row>
        <table:table-row>
          <table:table-cell table:style-name="Tabela1.A7" office:value-type="string">
            <text:list xml:id="list632438148" text:style-name="L3">
              <text:list-item>
                <text:p text:style-name="P9">spersonalizowany (2 os. lp.) - wzmocnienie groźby;</text:p>
              </text:list-item>
              <text:list-item>
                <text:p text:style-name="P9">strachem podporządkowuje sobie innych;</text:p>
              </text:list-item>
              <text:list-item>
                <text:p text:style-name="P9">poddańczo wychwalany i idealizowany;</text:p>
              </text:list-item>
            </text:list>
            <text:p text:style-name="P5"/>
          </table:table-cell>
          <table:table-cell table:style-name="Tabela1.B7" office:value-type="string">
            <text:list xml:id="list2088580411" text:style-name="L7">
              <text:list-item>
                <text:p text:style-name="P12">uprzedmiotowiony (3 os.) - niedosięgły; cyniczny i szyderczy manipulator; gardzi człowiekiem i prawdą;</text:p>
              </text:list-item>
              <text:list-item>
                <text:p text:style-name="P12">żąda poklasku, w praktyce triumfuje; pociąga za sobą ludzi (atrakcyjność zła);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weight="bold" style:font-name-asian="OpenSymbol" style:font-family-asian="OpenSymbol" style:font-charset-asian="x-symbol" style:font-weight-asian="bold" style:font-name-complex="OpenSymbol" style:font-family-complex="OpenSymbol" style:font-charset-complex="x-symbol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olumny, sekcje i tabe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9:03:43.192380806</meta:creation-date>
    <dc:date>2017-10-30T09:40:20.945906992</dc:date>
    <meta:editing-duration>PT3M33S</meta:editing-duration>
    <meta:editing-cycles>2</meta:editing-cycles>
    <meta:generator>LibreOffice/5.4.1.2.0$Linux_X86_64 LibreOffice_project/40m0$Build-2</meta:generator>
    <meta:document-statistic meta:table-count="1" meta:image-count="0" meta:object-count="0" meta:page-count="2" meta:paragraph-count="56" meta:word-count="328" meta:character-count="2213" meta:non-whitespace-character-count="1953"/>
  </office:meta>
</office:document-meta>
</file>